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fe2a"/>
    </style:style>
    <style:style style:name="P2" style:family="paragraph" style:parent-style-name="Standard">
      <style:text-properties officeooo:rsid="0016fe2a" officeooo:paragraph-rsid="0016fe2a"/>
    </style:style>
    <style:style style:name="T1" style:family="text">
      <style:text-properties officeooo:rsid="0016fe2a"/>
    </style:style>
    <style:style style:name="T2" style:family="text">
      <style:text-properties officeooo:rsid="001743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Curriculum <text:span text:style-name="T1">Vitae</text:span></text:p>
      <text:p text:style-name="P1"><text:span text:style-name="T1"><text:tab/><text:tab/><text:tab/></text:span></text:p>
      <text:p text:style-name="P1"><text:span text:style-name="T1"><text:tab/><text:tab/><text:tab/><text:tab/>Ziyaad Petersen</text:span></text:p>
      <text:p text:style-name="P1"/>
      <text:p text:style-name="P1"/>
      <text:p text:style-name="P1"/>
      <text:p text:style-name="P1"><text:span text:style-name="T1">I have completed school <text:s/>at Jg Meiring highschool. I am a muslim. My current status is uemployed.</text:span></text:p>
      <text:p text:style-name="P2">I took business, life sciences, Cat,Math lit, english, afrikaans.i live in goodwoo 24 hamilton street.</text:p>
      <text:p text:style-name="P2">Technology is something that i love as well as gamming and learning about computers an how they run.To spend time with my family is what i love doing the most.<text:span text:style-name="T2">I would like to learn all about coding and the different types of coding languag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4:11:48.832019381</meta:creation-date>
    <dc:date>2020-09-10T14:20:16.126337984</dc:date>
    <meta:editing-duration>PT8M2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6" meta:word-count="80" meta:character-count="483" meta:non-whitespace-character-count="396"/>
  </office:meta>
</office:document-meta>
</file>